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906d0" officeooo:paragraph-rsid="001906d0" style:font-size-asian="18pt" style:font-weight-asian="bold" style:font-size-complex="18pt" style:font-weight-complex="bold"/>
    </style:style>
    <style:style style:name="P2" style:family="paragraph" style:parent-style-name="Footer">
      <style:text-properties officeooo:rsid="0023cbb6" officeooo:paragraph-rsid="0023cbb6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normal" officeooo:rsid="0019e248" officeooo:paragraph-rsid="0019e248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officeooo:rsid="001a2bca" officeooo:paragraph-rsid="001a2bca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officeooo:rsid="0021fbb9" officeooo:paragraph-rsid="0021fbb9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rsid="001c1375" officeooo:paragraph-rsid="001c1375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officeooo:rsid="001e4c7e" officeooo:paragraph-rsid="001e4c7e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officeooo:rsid="001fb73a" officeooo:paragraph-rsid="001fb73a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rsid="00213b7a" officeooo:paragraph-rsid="00213b7a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text-properties fo:font-size="12pt" fo:font-weight="normal" officeooo:rsid="000f6738" officeooo:paragraph-rsid="0021fbb9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text-properties fo:font-size="12pt" officeooo:rsid="000f6738" officeooo:paragraph-rsid="0021fbb9" style:font-size-asian="12pt" style:font-size-complex="12pt"/>
    </style:style>
    <style:style style:name="P12" style:family="paragraph" style:parent-style-name="Standard" style:list-style-name="L1">
      <style:paragraph-properties fo:text-align="start" style:justify-single-word="false" fo:break-before="column"/>
      <style:text-properties fo:font-size="12pt" fo:font-weight="normal" officeooo:rsid="00213b7a" officeooo:paragraph-rsid="00213b7a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center" style:justify-single-word="false" fo:break-before="page"/>
      <style:text-properties fo:font-size="18pt" fo:font-weight="bold" officeooo:rsid="000f6738" officeooo:paragraph-rsid="0021fbb9" style:font-size-asian="18pt" style:font-weight-asian="bold" style:font-size-complex="18pt" style:font-weight-complex="bold"/>
    </style:style>
    <style:style style:name="T1" style:family="text">
      <style:text-properties officeooo:rsid="0019e248"/>
    </style:style>
    <style:style style:name="T2" style:family="text">
      <style:text-properties officeooo:rsid="001a2bca"/>
    </style:style>
    <style:style style:name="T3" style:family="text">
      <style:text-properties officeooo:rsid="001fb73a"/>
    </style:style>
    <style:style style:name="T4" style:family="text">
      <style:text-properties officeooo:rsid="0020c674"/>
    </style:style>
    <style:style style:name="T5" style:family="text">
      <style:text-properties officeooo:rsid="0021bf8c"/>
    </style:style>
    <style:style style:name="T6" style:family="text">
      <style:text-properties officeooo:rsid="0021fbb9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 17 Practice Exam <text:span text:style-name="T1">Study Guide</text:span></text:p>
      <text:p text:style-name="P1"/>
      <text:list xml:id="list4140264983" text:style-name="L1">
        <text:list-item>
          <text:p text:style-name="P3">If someone has a stuffy nose their ___ sense is inhibited and this can also inhibit their sense of ___ even though that is primarily thought to deal with <text:span text:style-name="T2">gustation</text:span>.</text:p>
          <text:list>
            <text:list-item>
              <text:p text:style-name="P3"><text:span text:style-name="T2">Equilibrium</text:span>, Hearing</text:p>
            </text:list-item>
            <text:list-item>
              <text:p text:style-name="P3">Gustatory, Olfactory</text:p>
            </text:list-item>
            <text:list-item>
              <text:p text:style-name="P3">Vision, Hearing</text:p>
            </text:list-item>
            <text:list-item>
              <text:p text:style-name="P4">Olfactory, Gustatory</text:p>
            </text:list-item>
          </text:list>
        </text:list-item>
        <text:list-item>
          <text:p text:style-name="P4">The Olfcatory epithelium, bulb, and tract are contained within the what?</text:p>
          <text:list>
            <text:list-item>
              <text:p text:style-name="P4">Nose</text:p>
            </text:list-item>
            <text:list-item>
              <text:p text:style-name="P4">Kidneys</text:p>
            </text:list-item>
            <text:list-item>
              <text:p text:style-name="P4">Ears</text:p>
            </text:list-item>
            <text:list-item>
              <text:p text:style-name="P4">Eyes</text:p>
            </text:list-item>
          </text:list>
        </text:list-item>
        <text:list-item>
          <text:p text:style-name="P4">The flavor Umami is one that most people don’t think of as one of the primary senses of taste but it represents what type of flavors?</text:p>
          <text:list>
            <text:list-item>
              <text:p text:style-name="P4">Salty</text:p>
            </text:list-item>
            <text:list-item>
              <text:p text:style-name="P4">Sour</text:p>
            </text:list-item>
            <text:list-item>
              <text:p text:style-name="P4">Nothing</text:p>
            </text:list-item>
            <text:list-item>
              <text:p text:style-name="P4">Savory</text:p>
            </text:list-item>
            <text:list-item>
              <text:p text:style-name="P4">Sweet</text:p>
            </text:list-item>
          </text:list>
        </text:list-item>
        <text:list-item>
          <text:p text:style-name="P4">The four “Primary” taste senses are?</text:p>
          <text:list>
            <text:list-item>
              <text:p text:style-name="P4">Sweet, Sweaty, Salty, Brothy</text:p>
            </text:list-item>
            <text:list-item>
              <text:p text:style-name="P4">Watery, Sweet, Sour, Salty</text:p>
            </text:list-item>
            <text:list-item>
              <text:p text:style-name="P5">Sweet, Sour, Salty, Bitter</text:p>
            </text:list-item>
            <text:list-item>
              <text:p text:style-name="P4">Sweet, Sour, Umami, Salty</text:p>
            </text:list-item>
            <text:list-item>
              <text:p text:style-name="P4">Fishy, Meaty, Fruity, Sugary</text:p>
            </text:list-item>
          </text:list>
        </text:list-item>
        <text:list-item>
          <text:p text:style-name="P6">The only type of papillae that does not contain taste buds is the?</text:p>
          <text:list>
            <text:list-item>
              <text:p text:style-name="P6">Fungiform</text:p>
            </text:list-item>
            <text:list-item>
              <text:p text:style-name="P6">Vallate</text:p>
            </text:list-item>
            <text:list-item>
              <text:p text:style-name="P6">Foliate</text:p>
            </text:list-item>
            <text:list-item>
              <text:p text:style-name="P6">Filiform</text:p>
            </text:list-item>
          </text:list>
        </text:list-item>
        <text:list-item>
          <text:p text:style-name="P6">The taste receptors that match no flavor but instead a lack of flavor as in an ingested substance that has a neutral PH are the ____ receptors?</text:p>
          <text:list>
            <text:list-item>
              <text:p text:style-name="P6">Sweet</text:p>
            </text:list-item>
            <text:list-item>
              <text:p text:style-name="P6">Sour</text:p>
            </text:list-item>
            <text:list-item>
              <text:p text:style-name="P6">Savory</text:p>
            </text:list-item>
            <text:list-item>
              <text:p text:style-name="P6">Water</text:p>
            </text:list-item>
          </text:list>
        </text:list-item>
        <text:list-item>
          <text:p text:style-name="P7">The Cranial nerve that deals with the sense of smell is the?</text:p>
          <text:list>
            <text:list-item>
              <text:p text:style-name="P7">Olfactory</text:p>
            </text:list-item>
            <text:list-item>
              <text:p text:style-name="P7">Optic</text:p>
            </text:list-item>
            <text:list-item>
              <text:p text:style-name="P7">Vagus</text:p>
            </text:list-item>
            <text:list-item>
              <text:p text:style-name="P7">Occulomotor</text:p>
            </text:list-item>
          </text:list>
        </text:list-item>
        <text:list-item>
          <text:p text:style-name="P7">Someone experiencing vertigo has an issue with the connection between this cranial nerve and the internal part of the ear?</text:p>
          <text:list>
            <text:list-item>
              <text:p text:style-name="P7">Vagus</text:p>
            </text:list-item>
            <text:list-item>
              <text:p text:style-name="P7">Vestibulocochlear</text:p>
            </text:list-item>
            <text:list-item>
              <text:p text:style-name="P7"><text:soft-page-break/>Facial</text:p>
            </text:list-item>
            <text:list-item>
              <text:p text:style-name="P7">Trigiminal</text:p>
            </text:list-item>
          </text:list>
        </text:list-item>
        <text:list-item>
          <text:p text:style-name="P7">The Glossopharyngeal Nerve innervates the ___ and is involved with the special sense ___?</text:p>
          <text:list>
            <text:list-item>
              <text:p text:style-name="P7">eyes,vision</text:p>
            </text:list-item>
            <text:list-item>
              <text:p text:style-name="P7">lips,speech</text:p>
            </text:list-item>
            <text:list-item>
              <text:p text:style-name="P7">tongue,gustation</text:p>
            </text:list-item>
            <text:list-item>
              <text:p text:style-name="P5">tongue, third-sight</text:p>
            </text:list-item>
          </text:list>
        </text:list-item>
        <text:list-item>
          <text:p text:style-name="P7"><text:s/><text:span text:style-name="T3">One of the primary functions of the production of tears outside of clearing debris from the area surrounding the eye and keeping the eye moist is ___ and is created within the lacriminal gland?</text:span></text:p>
          <text:list>
            <text:list-item>
              <text:p text:style-name="P7">moistening</text:p>
            </text:list-item>
            <text:list-item>
              <text:p text:style-name="P7">inflammation</text:p>
            </text:list-item>
            <text:list-item>
              <text:p text:style-name="P7">lysosomic/<text:span text:style-name="T6">antibacterial</text:span></text:p>
            </text:list-item>
            <text:list-item>
              <text:p text:style-name="P5">creating new eye lashes</text:p>
            </text:list-item>
          </text:list>
        </text:list-item>
        <text:list-item>
          <text:p text:style-name="P8">The human eye has ___ cones that each are attunded to a certain wave-length of light and they are attuned to ____, ____ and ___ wave-lengths of light allowing us to see almost all colors and even some that don’t exist in nature such as violet.</text:p>
          <text:list>
            <text:list-item>
              <text:p text:style-name="P8">4, Red, Blue, Green</text:p>
            </text:list-item>
            <text:list-item>
              <text:p text:style-name="P8">3, Red, Blue, Green</text:p>
            </text:list-item>
            <text:list-item>
              <text:p text:style-name="P8">3, Orange, Magenta, Cyan</text:p>
            </text:list-item>
            <text:list-item>
              <text:p text:style-name="P8">4, Orange, Magenta, Cyan</text:p>
            </text:list-item>
          </text:list>
        </text:list-item>
        <text:list-item>
          <text:p text:style-name="P8"><text:s/>The “blind spot” in the eye is the ___ and it is where the ganglions of the axons connect to the walls of the eye at the most ___ part of the eye.</text:p>
          <text:list>
            <text:list-item>
              <text:p text:style-name="P8">Pupil, Superficial</text:p>
            </text:list-item>
            <text:list-item>
              <text:p text:style-name="P8">Retina, Posterior</text:p>
            </text:list-item>
            <text:list-item>
              <text:p text:style-name="P8">Cornea, Superior</text:p>
            </text:list-item>
            <text:list-item>
              <text:p text:style-name="P8">Optic Disc, Inferior</text:p>
            </text:list-item>
            <text:list-item>
              <text:p text:style-name="P8">Optic Disc, Anterior</text:p>
            </text:list-item>
          </text:list>
        </text:list-item>
        <text:list-item>
          <text:p text:style-name="P8"><text:s/><text:span text:style-name="T4">The Tympanic membrane of the ear is located at the entrance of the ___ part of the ear.</text:span></text:p>
          <text:list>
            <text:list-item>
              <text:p text:style-name="P8">Middle</text:p>
            </text:list-item>
            <text:list-item>
              <text:p text:style-name="P8">Inner</text:p>
            </text:list-item>
            <text:list-item>
              <text:p text:style-name="P8">Outer</text:p>
            </text:list-item>
            <text:list-item>
              <text:p text:style-name="P8">External</text:p>
            </text:list-item>
          </text:list>
        </text:list-item>
        <text:list-item>
          <text:p text:style-name="P8"><text:s/><text:span text:style-name="T4">Pressure waves moving through the air hit the tympanic membrane and cause the vibrations to move the auditory ossicles that then transfer those waves into the ___ causing the sensation of ___ to be experienced in a healthy adult.</text:span></text:p>
          <text:list>
            <text:list-item>
              <text:p text:style-name="P8">Cochlea/Internal Ear, hearing</text:p>
            </text:list-item>
            <text:list-item>
              <text:p text:style-name="P8">Cochlea/Internal Ear, vision</text:p>
            </text:list-item>
            <text:list-item>
              <text:p text:style-name="P8">External Meatus, hearing</text:p>
            </text:list-item>
          </text:list>
        </text:list-item>
        <text:list-item>
          <text:p text:style-name="P9"><text:s/>The innermost layer of the eye is the ___?</text:p>
          <text:list>
            <text:list-item>
              <text:p text:style-name="P9">Cornea</text:p>
            </text:list-item>
            <text:list-item>
              <text:p text:style-name="P9">Uvea</text:p>
            </text:list-item>
            <text:list-item>
              <text:p text:style-name="P9">Retina<text:span text:style-name="T6">l</text:span></text:p>
            </text:list-item>
            <text:list-item>
              <text:p text:style-name="P9">Sclera</text:p>
            </text:list-item>
          </text:list>
        </text:list-item>
        <text:list-item>
          <text:p text:style-name="P9">The most superficial part of the eye that is exposed to outside world is the ____?</text:p>
          <text:list>
            <text:list-item>
              <text:p text:style-name="P9">Lens</text:p>
            </text:list-item>
            <text:list-item>
              <text:p text:style-name="P9">Pupil</text:p>
            </text:list-item>
            <text:list-item>
              <text:p text:style-name="P9">Iris</text:p>
            </text:list-item>
            <text:list-item>
              <text:p text:style-name="P9"><text:soft-page-break/>Cornea</text:p>
            </text:list-item>
          </text:list>
        </text:list-item>
        <text:list-item>
          <text:p text:style-name="P9"><text:s/>The pigmented portion of the eye is the ___?</text:p>
          <text:list>
            <text:list-item>
              <text:p text:style-name="P9">Cornea</text:p>
            </text:list-item>
            <text:list-item>
              <text:p text:style-name="P9">Iris</text:p>
            </text:list-item>
            <text:list-item>
              <text:p text:style-name="P9">Lens</text:p>
            </text:list-item>
            <text:list-item>
              <text:p text:style-name="P9">Pupil</text:p>
            </text:list-item>
          </text:list>
        </text:list-item>
        <text:list-item>
          <text:p text:style-name="P9"><text:s/>The “whites” of someone’s eyes is actually the?</text:p>
          <text:list>
            <text:list-item>
              <text:p text:style-name="P9">Lens </text:p>
            </text:list-item>
            <text:list-item>
              <text:p text:style-name="P9">Pupil</text:p>
            </text:list-item>
            <text:list-item>
              <text:p text:style-name="P9">Cornea</text:p>
            </text:list-item>
            <text:list-item>
              <text:p text:style-name="P9">Sclera</text:p>
            </text:list-item>
            <text:list-item>
              <text:p text:style-name="P9">Iris</text:p>
            </text:list-item>
          </text:list>
        </text:list-item>
        <text:list-item>
          <text:p text:style-name="P9"><text:s/>The ____ cavity of the eye that helps to stabilize the shape of the eye is the ____ and has a constitency akin to mint jelly.</text:p>
          <text:list>
            <text:list-item>
              <text:p text:style-name="P9">Posterior, Vitreous</text:p>
            </text:list-item>
            <text:list-item>
              <text:p text:style-name="P9">Anterior, Aqueous</text:p>
            </text:list-item>
            <text:list-item>
              <text:p text:style-name="P9">Posterior, Aqueous</text:p>
            </text:list-item>
            <text:list-item>
              <text:p text:style-name="P9">Anterior, Vitreous</text:p>
            </text:list-item>
          </text:list>
        </text:list-item>
        <text:list-item>
          <text:p text:style-name="P9"><text:s/>The Vagus <text:span text:style-name="T5">and ___ cranial nerve also innervate the tongue’s tastebeds.</text:span></text:p>
          <text:list>
            <text:list-item>
              <text:p text:style-name="P9">Abducens</text:p>
            </text:list-item>
            <text:list-item>
              <text:p text:style-name="P9">Facial</text:p>
            </text:list-item>
            <text:list-item>
              <text:p text:style-name="P9">Hypoglossal</text:p>
            </text:list-item>
            <text:list-item>
              <text:p text:style-name="P9">Accessory</text:p>
              <text:p text:style-name="P12"/>
            </text:list-item>
          </text:list>
          <text:p text:style-name="P13">Chapter 17 Answer Key</text:p>
          <text:p text:style-name="P11"/>
        </text:list-item>
        <text:list-item text:start-value="1">
          <text:p text:style-name="P11">D. Olfcatory, Gustatory</text:p>
        </text:list-item>
        <text:list-item>
          <text:p text:style-name="P11">A. Nose</text:p>
        </text:list-item>
        <text:list-item>
          <text:p text:style-name="P11">D. Savory</text:p>
        </text:list-item>
        <text:list-item>
          <text:p text:style-name="P11">C. Sweet, Sour, Salty, Bitter</text:p>
        </text:list-item>
        <text:list-item>
          <text:p text:style-name="P11">D. Filiform</text:p>
        </text:list-item>
        <text:list-item>
          <text:p text:style-name="P11">D. Water</text:p>
        </text:list-item>
        <text:list-item>
          <text:p text:style-name="P11">A. Olfactory</text:p>
        </text:list-item>
        <text:list-item>
          <text:p text:style-name="P11">B. Vestibulocochlear</text:p>
        </text:list-item>
        <text:list-item>
          <text:p text:style-name="P11">C. tongue, gustation</text:p>
        </text:list-item>
        <text:list-item>
          <text:p text:style-name="P11"><text:s/>C. lysosomic/antibacterial</text:p>
        </text:list-item>
        <text:list-item>
          <text:p text:style-name="P11">B. 3, Red, Blue Green</text:p>
        </text:list-item>
        <text:list-item>
          <text:p text:style-name="P11">B. Retina, Posterior</text:p>
        </text:list-item>
        <text:list-item>
          <text:p text:style-name="P11"><text:s/>A. Middle</text:p>
        </text:list-item>
        <text:list-item>
          <text:p text:style-name="P11">A. Cochlea/Internal Ear, hearing</text:p>
        </text:list-item>
        <text:list-item>
          <text:p text:style-name="P11"><text:s/>C. Retinal</text:p>
        </text:list-item>
        <text:list-item>
          <text:p text:style-name="P11">D. Cornea</text:p>
        </text:list-item>
        <text:list-item>
          <text:p text:style-name="P11">B. Iris</text:p>
        </text:list-item>
        <text:list-item>
          <text:p text:style-name="P11">D. Sclera</text:p>
        </text:list-item>
        <text:list-item>
          <text:p text:style-name="P11">A. Posterior, Vitreous</text:p>
        </text:list-item>
        <text:list-item>
          <text:p text:style-name="P10">B. Facial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23cbb6" officeooo:paragraph-rsid="0023cbb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Macarthur Inbody CC-BY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0T12:05:49.557858491</meta:creation-date>
    <dc:date>2020-04-11T18:07:45.370000000</dc:date>
    <meta:editing-duration>PT23M28S</meta:editing-duration>
    <meta:editing-cycles>5</meta:editing-cycles>
    <meta:generator>LibreOffice/6.4.2.2$Windows_X86_64 LibreOffice_project/4e471d8c02c9c90f512f7f9ead8875b57fcb1ec3</meta:generator>
    <meta:document-statistic meta:table-count="0" meta:image-count="0" meta:object-count="0" meta:page-count="4" meta:paragraph-count="126" meta:word-count="731" meta:character-count="3838" meta:non-whitespace-character-count="3343"/>
  </office:meta>
</office:document-meta>
</file>